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  <style:text-properties officeooo:rsid="00192e49" officeooo:paragraph-rsid="00192e49"/>
    </style:style>
    <style:style style:name="P2" style:family="paragraph" style:parent-style-name="Text_20_body">
      <style:paragraph-properties fo:margin-top="0cm" fo:margin-bottom="0cm" loext:contextual-spacing="false"/>
      <style:text-properties officeooo:rsid="001a29c0" officeooo:paragraph-rsid="001a29c0"/>
    </style:style>
    <style:style style:name="P3" style:family="paragraph" style:parent-style-name="Text_20_body">
      <style:paragraph-properties fo:margin-top="0cm" fo:margin-bottom="0cm" loext:contextual-spacing="false"/>
      <style:text-properties officeooo:rsid="001bd1f7" officeooo:paragraph-rsid="001bd1f7"/>
    </style:style>
    <style:style style:name="P4" style:family="paragraph" style:parent-style-name="Text_20_body">
      <style:paragraph-properties fo:margin-top="0cm" fo:margin-bottom="0cm" loext:contextual-spacing="false"/>
      <style:text-properties officeooo:rsid="001ce522" officeooo:paragraph-rsid="001ce522"/>
    </style:style>
    <style:style style:name="T1" style:family="text">
      <style:text-properties officeooo:rsid="001d99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5" text:outline-level="5">Introduction à l'archéométrie</text:h>
      <text:p text:style-name="Text_20_body"/>
      <text:p text:style-name="P1">Archéométrie : mesure des choses anciennes</text:p>
      <text:p text:style-name="P1"><text:tab/>utilisation sciences dures pour interprétation et analyse données archéologique</text:p>
      <text:p text:style-name="P1"/>
      <text:p text:style-name="P1">histoire homme du passé</text:p>
      <text:p text:style-name="P1"><text:tab/>date réalisation objects anciens</text:p>
      <text:p text:style-name="P1"><text:tab/>tech fabrication et leur évolution</text:p>
      <text:p text:style-name="P1"><text:tab/>fonctinos statuts oeuvres art</text:p>
      <text:p text:style-name="P1"/>
      <text:p text:style-name="P1">conserver/restaurer objets du Patrimoine</text:p>
      <text:p text:style-name="P1"><text:tab/>protocoles de sauvegarde</text:p>
      <text:p text:style-name="P1"/>
      <text:p text:style-name="P2">authentifier oeuvre, expertiser</text:p>
      <text:p text:style-name="P2"/>
      <text:p text:style-name="P2"/>
      <text:p text:style-name="P3">premiere publication d'une revue d'archeometrie : 1958 (oxford?)</text:p>
      <text:p text:style-name="P3"/>
      <text:p text:style-name="P4">tech datation obsidienne : fluorescence x portable</text:p>
      <text:p text:style-name="P4"><text:tab/><text:span text:style-name="T1">méthode non destructive / portable / dosage éléments traces(en petite quantité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M59S</meta:editing-duration>
    <meta:editing-cycles>6</meta:editing-cycles>
    <meta:generator>LibreOffice/5.3.6.1$Windows_x86 LibreOffice_project/686f202eff87ef707079aeb7f485847613344eb7</meta:generator>
    <dc:date>2018-01-19T10:06:38.830000000</dc:date>
    <meta:document-statistic meta:table-count="0" meta:image-count="0" meta:object-count="0" meta:page-count="1" meta:paragraph-count="13" meta:word-count="71" meta:character-count="562" meta:non-whitespace-character-count="498"/>
    <meta:user-defined meta:name="Info 1"/>
    <meta:user-defined meta:name="Info 2"/>
    <meta:user-defined meta:name="Info 3"/>
    <meta:user-defined meta:name="Info 4"/>
  </office:meta>
</office:document-meta>
</file>